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pelRuntimeContextImpl.getAtomicScopeRetryDel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RuntimeContextImpl._getPartnerResponse( String mex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BpelRuntimeContextImpl.cancelSelect( String selec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RuntimeContextImpl.fetchPartnerLinkDAO( PartnerLink p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pelRuntimeContextImpl.getSourceEPR( String mex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pelRuntimeContextImpl.recoverActivity( final String channel , final long activityId , final String action , final FaultInfo fa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pelRuntimeContextImpl.isVariableInitialized( Variable v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pelRuntimeContextImpl.readExtVar( Variable variable , Node 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pelRuntimeContextImpl.sendEvent( ProcessInstance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pelRuntimeContextImpl.writeCorrelation( CorrelationSet cset , QName [ ] propNames , CorrelationKey correl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pelRuntimeContextImpl.commitChanges( Variable variable , Node chan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pelRuntimeContextImpl.isAtomic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RuntimeContextImpl.registerTimer( String timerChannelId , Date timeToFi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pelRuntimeContextImpl.getPartnerResponseType( String mex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RuntimeContext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RuntimeContextImpl.completedO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pelRuntimeContextImpl.cancelTimer( String tim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RuntimeContextImpl.injectMyRoleMessageExchange( final String responseChannelId , final int idx , MessageExchangeDAO mexda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pelRuntimeContextImpl.getP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RuntimeContextImpl.fetchPartnersSessionId( PartnerLink p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RuntimeContextImpl.fetchMySessionId( PartnerLink p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pelRuntimeContextImpl.getMyRequest( String mex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pelRuntimeContextImpl.writeEndpointReference( PartnerLink partnerLink , Element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pelRuntimeContextImpl.setAtomicScope( boolean atomic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pelRuntimeContextImpl.setAtomicScopeRetriesD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RuntimeContextImpl.execute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BpelRuntimeContextImpl.getSourceSessionId( String mex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pelRuntimeContextImpl.isAtomicScopeFirst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RuntimeContextImpl.rollback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pelRuntimeContextImpl.convertEndpointReference( Element sourceNode , Node target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pelRuntimeContextImpl.getPartnerFaultExplanation( String mex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pelRuntimeContextImpl.getPartnerResponse( String mex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RuntimeContextImpl.initializeVariable( Variable variable , Node init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pelRuntimeContextImpl.setAtomicScopeRetriedO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RuntimeContextImpl.getRetry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RuntimeContextImpl.getPartnerFault( String mex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pelRuntimeContextImpl.force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RuntimeContextImpl.fetchVariableData( Variable variable , boolean forWrit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pelRuntimeContextImpl.completedFault( FaultInfo fault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pelRuntimeContextImpl.invoke( String requestId , PartnerLink partnerLink , Operation operation , Element outgoingMessag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BpelRuntimeContextImpl.ge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RuntimeContextImpl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RuntimeContextImpl.writeVariableProperty( Variable variable , QName property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pelRuntimeContextImpl.readCorrelation( CorrelationSet c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pelRuntimeContextImpl.executeCreateInstance( MessageExchangeDAO instantiatingMessage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pelRuntimeContextImpl.isCorrelationInitialized( CorrelationSet correlation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pelRuntimeContextImpl.readVariableProperty( Variable variable , QName proper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pelRuntimeContextImpl.isAtomicScopeRetry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RuntimeContextImpl.noreply( String mexId , FaultInfo optionalFaultDat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pelRuntimeContextImpl.termin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pelRuntimeContextImpl.reply( String mexId , final PartnerLink plink , final String opName , Element msg , QName faul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BpelRuntimeContextImpl.injectPartnerResponse( final String mexid , final String invokeI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BpelRuntimeContextImpl.scheduleCorrelatorMatcher( String correlatorId , CorrelationKey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pelRuntimeContextImpl.fetchEndpointSessionId( PartnerLink pLink , boolean isMyEP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pelRuntimeContextImpl.buildOutgoingMessage( MessageDAO message , Element outgoingElm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pelRuntimeContextImpl.injectTimerEvent( final String timerResponseChann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pelRuntimeContextImpl.initializePartnerLinks( Long parentScopeId , Collection &lt; ? extends PartnerLinkModel &gt; partnerLink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pelRuntimeContextImpl.fetchMyRoleEndpointReferenceData( PartnerLink p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RuntimeContextImpl.fetchPartnerRoleEndpointReferenceData( PartnerLink pLin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pelRuntimeContextImpl.BpelRuntimeContextImpl( BpelInstanceWorker instanceWorker , ProcessInstanceDAO instanceDAO , OdeRTInstance rt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pelRuntimeContextImpl.getBaseResour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RuntimeContextImpl.createScopeInstance( Long parentScopeId , String name , int model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pelRuntimeContextImpl.forceRo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RuntimeContextImpl.releasePartnerMex( String mex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pelRuntimeContextImpl.saveSt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BpelRuntimeContextImpl.isPartnerRoleEndpointInitialized( PartnerLink pLin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pelRuntimeContextImpl.setRetryCount( int retry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RuntimeContextImpl.unregisterActivityForRecovery( String 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RuntimeContextImpl.mergeHeaders( MessageDAO ms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pelRuntimeContextImpl.writeExtVar( Variable variable , Node reference , Nod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pelRuntimeContextImpl.select( String selectChannelId , Date timeout , Selector [ ] selectors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9">
            <text:p text:style-name="Table_20_Contents">9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BpelRuntimeContextImpl.initializePartnersSessionId( PartnerLink pLink , String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pelRuntimeContextImpl.registerActivityForRecovery( String channel , long activityId , String reason , Date dateTime , Element details , String [ ] actions , int retri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